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text-position="super 63.6%"/>
    </style:style>
    <style:style style:name="T3" style:parent-style-name="Policepardéfaut" style:family="text">
      <style:text-properties style:text-position="super 63.6%"/>
    </style:style>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office:automatic-styles>
  <office:body>
    <office:text text:use-soft-page-breaks="true">
      <text:p text:style-name="P1">Biblio</text:p>
      <text:p text:style-name="Normal"/>
      <text:p text:style-name="Normal">Bienvenue sur Biblio, un applicatif permetant la gestion de vos livres ! Il est composé d’une API REST et d’un site web.<text:s/></text:p>
      <text:p text:style-name="Normal"/>
      <text:p text:style-name="Normal">Pour fonctionner, il est diviser en 2 serveurs,<text:s/></text:p>
      <text:p text:style-name="Normal">1<text:span text:style-name="T2">er</text:span> : API REST (backend), réaliser en node.js sans<text:s/>framework, aurait pu être réaliser avec le framework express, pour faciliter la réalisation des routes.</text:p>
      <text:p text:style-name="Normal">2<text:span text:style-name="T3">e</text:span> : Serveur frontend, permettant de demander et envoyer les informations à l’API par le biais de requete, et l’afficher de façon structuré à l’utilisateur.</text:p>
      <text:p text:style-name="Normal"/>
      <text:p text:style-name="Normal">Architecture :</text:p>
      <text:p text:style-name="Normal">API :<text:s/></text:p>
      <text:p text:style-name="Normal">Disponible dans le dossier /API</text:p>
      <text:p text:style-name="Normal">Réalisation d’un pattern MVC (sans vue) donc MC (Modele Controller) et d’un DAO (Data Acces Object). Pour fonctionner avec la base de donnée postgresql, mais aussi pouvoir travailler avec n’importe quel type de base, j’ai choisi d’utilier l’ORM prisma.</text:p>
      <text:p text:style-name="Normal">Le code source est disposer en différents dossier :<text:s/></text:p>
      <text:list text:style-name="LFO1" text:continue-numbering="true">
        <text:list-item>
          <text:p text:style-name="P4">Route : toutes les routes de notre API</text:p>
        </text:list-item>
        <text:list-item>
          <text:p text:style-name="P5">Model : permet de vérifier l’intégrité des données qu’on enverras à la bdd</text:p>
        </text:list-item>
        <text:list-item>
          <text:p text:style-name="P6">DAO : permet de réaliser les requetes à la bdd, et de vérifier les valeurs</text:p>
        </text:list-item>
        <text:list-item>
          <text:p text:style-name="P7">Controller : permet de récupérer les données / les envoyer à la base de donnée, fait l’interfaçage entre la route et le DAO, et permet de vérifier les données en amont avec les model, pour éviter des futurs erreurs, il est a l’origine des retours utilisateur.</text:p>
        </text:list-item>
      </text:list>
      <text:p text:style-name="Normal"/>
      <text:p text:style-name="Normal">Installation :<text:s/></text:p>
      <text:p text:style-name="Normal">Disponible dans le README du serveur API</text:p>
      <text:p text:style-name="Normal">Vous devrez tous d’abord installer les dépendances :<text:s/></text:p>
      <text:p text:style-name="Normal">npm install</text:p>
      <text:p text:style-name="Normal"/>
      <text:p text:style-name="Normal">Pour faire fonctionner la bdd, créer un fichier :<text:s/></text:p>
      <text:p text:style-name="Normal">.env<text:s/></text:p>
      <text:p text:style-name="Normal">Avec la configuration équivalente :<text:s/></text:p>
      <text:p text:style-name="Normal">DATABASE_URL="postgresql://user:password@localhost:5432/mydb?schema=public"</text:p>
      <text:soft-page-break/>
      <text:p text:style-name="Normal">En cas d’utilisation d’un autre type de base de donnée, autre que postgresql, veuillez allez dans prisma/schema.prisma et de modififier<text:s/></text:p>
      <text:p text:style-name="Normal">provider = "postgresql"</text:p>
      <text:p text:style-name="Normal"><text:s/>en valeur conforme à votre base.</text:p>
      <text:p text:style-name="Normal"/>
      <text:p text:style-name="Normal">Après cela, il faudra appliquez les migrations à la bdd :<text:s/></text:p>
      <text:p text:style-name="Normal">npx prisma migrate dev --name init</text:p>
      <text:p text:style-name="Normal"/>
      <text:p text:style-name="Normal">Pour regénérer les fichier necessaire :<text:s/></text:p>
      <text:p text:style-name="Normal">npx prisma generate</text:p>
      <text:p text:style-name="Normal"/>
      <text:p text:style-name="Normal">Facultatif :<text:s/></text:p>
      <text:p text:style-name="Normal">Une base de donnée de test vous à été réaliser, pour l’utiliser :<text:s/></text:p>
      <text:p text:style-name="Normal">npm run bdd</text:p>
      <text:p text:style-name="Normal"/>
      <text:p text:style-name="Normal">Après total configuration :<text:s/></text:p>
      <text:p text:style-name="Normal">Démarrer le serveur :</text:p>
      <text:p text:style-name="Normal">Npm start<text:s/></text:p>
      <text:p text:style-name="Normal"/>
      <text:p text:style-name="Normal">L’API sera disponible sur l’adresse</text:p>
      <text:p text:style-name="Normal"><text:a xlink:href="http://localhost:40000" office:target-frame-name="_top" xlink:show="replace"><text:span text:style-name="Lienhypertexte">http://localhost:40000</text:span></text:a></text:p>
      <text:p text:style-name="Normal">Le port de l’API peut etre modfier dans l’index.js avec la variable PORT</text:p>
      <text:p text:style-name="Normal">des routes vous ont déjà été réaliser, en voici un certains nombre, elles respect le CRUD, et sont donc totalement accessible à l’aide de curl si vous le souhaitez, pour les tester.</text:p>
      <text:p text:style-name="Normal">Voici les routes disponible via l’API</text:p>
      <text:p text:style-name="Normal">### Livres<text:line-break/>- `GET` <text:s text:c="3"/>: `/books` - Récupère tous les livres<text:line-break/>- `POST` <text:s text:c="2"/>: `/books` - Crée un livre<text:line-break/>- `GET` <text:s text:c="3"/>: `/books/:id` - Récupère un livre spécifique<text:line-break/>- `PUT` <text:s text:c="3"/>: `/books/:id` - Modifie un livre<text:line-break/>- `DELETE` : `/books/:id` - Supprime un livre<text:line-break/>- `GET` <text:s text:c="3"/>: `/books/author/:id` - Récupère les livres d'un auteur<text:line-break/>- `DELETE` : `/books/author/:id` - Supprime les livres d'un auteur<text:line-break/>- `GET` <text:s text:c="3"/>: `/books/categories/:id` - Récupère les livres d'une catégorie<text:line-break/>- `DELETE` : `/books/categories/:id` - Supprime les livres d'une catégorie<text:line-break/><text:soft-page-break/><text:line-break/>### Catégories<text:line-break/>- `GET` <text:s text:c="3"/>: `/categories` - Récupère toutes les catégories<text:line-break/>- `GET` <text:s text:c="3"/>: `/categories/:id` - Récupère une catégorie spécifique<text:line-break/>- `POST` <text:s text:c="2"/>: `/categories` - Crée une catégorie<text:line-break/>- `PUT` <text:s text:c="3"/>: `/categories/:id` - Modifie une catégorie<text:line-break/>- `DELETE` : `/categories/:id` - Supprime une catégorie et ses livres si nécessaire<text:line-break/><text:line-break/>### Auteurs<text:line-break/>- `GET` <text:s text:c="3"/>: `/authors` - Récupère tous les auteurs<text:line-break/>- `GET` <text:s text:c="3"/>: `/authors/:id` - Récupère un auteur spécifique<text:line-break/>- `POST` <text:s text:c="2"/>: `/authors` - Crée un auteur<text:line-break/>- `PUT` <text:s text:c="3"/>: `/authors/:id` - Modifie un auteur<text:line-break/>- `DELETE` : `/authors/:id` - Supprime un auteur et ses livres associés</text:p>
      <text:p text:style-name="Normal"/>
      <text:p text:style-name="Normal"/>
      <text:p text:style-name="Normal"/>
      <text:p text:style-name="Normal">SERVEUR FRONTEND :<text:s/></text:p>
      <text:p text:style-name="Normal">Le frontend est dissocier du backend sur un second serveur, disponible dans le dossier /server</text:p>
      <text:p text:style-name="Normal">Il utilise le framework Vue.js, pourquoi ? Comme demander dans le Cahier des charges, nous avions le choix entre Angular et Vue.js. En raison de la taille du projet, du fait que je ne connaissais aucun des 2 frameworks.<text:s/>Vue.js étant plus adapter aux petits projet comparé à Angular qui lui est plus prévue pour des plus importants, ce choix a donc été fait.</text:p>
      <text:p text:style-name="Normal">L’architecture du projet à été réaliser en<text:s/>, le point d’entrer est main.js</text:p>
      <text:p text:style-name="Normal">Les sous dossier suivant sont :<text:s/></text:p>
      <text:list text:style-name="LFO1" text:continue-numbering="true">
        <text:list-item>
          <text:p text:style-name="P8">Assets : fichier css</text:p>
        </text:list-item>
        <text:list-item>
          <text:p text:style-name="P9">Components : équivalent à notre vue</text:p>
        </text:list-item>
        <text:list-item>
          <text:p text:style-name="P10">Config : configuration de l’applicatif</text:p>
        </text:list-item>
        <text:list-item>
          <text:p text:style-name="P11">Model : permet de vérifier l’intégrité de nos donnée avant envoie API</text:p>
        </text:list-item>
        <text:list-item>
          <text:p text:style-name="P12">Router : permet l’enregisrement des routes</text:p>
        </text:list-item>
        <text:list-item>
          <text:p text:style-name="P13">Service : fonction permettant l’utilisation de notre API</text:p>
        </text:list-item>
      </text:list>
      <text:p text:style-name="Normal"/>
      <text:p text:style-name="Normal">Installation :</text:p>
      <text:p text:style-name="Normal">Installation des dépendances :<text:s/></text:p>
      <text:p text:style-name="Normal">Npm install<text:s/></text:p>
      <text:p text:style-name="Normal"/>
      <text:p text:style-name="Normal">Configuration de l’accès à l’API, par défaut<text:s/><text:a xlink:href="http://localhost:40000" office:target-frame-name="_top" xlink:show="replace"><text:span text:style-name="Lienhypertexte">http://localhost:40000</text:span></text:a>, si besoin de le changer, allez dans src/config/config.js<text:s/></text:p>
      <text:p text:style-name="Normal">Et modifier API_URL en l’adresse utilisé pour l’accès API.</text:p>
      <text:soft-page-break/>
      <text:p text:style-name="Normal">Démarrer le serveur :<text:s/></text:p>
      <text:p text:style-name="Normal">Npm run dev</text:p>
      <text:p text:style-name="Normal">LE framework Vue.js utilise vite, et tourne sur le <text:s/>port<text:s/>5173, l’adresse par défaut est :</text:p>
      <text:p text:style-name="Normal"><text:a xlink:href="http://localhost:5173" office:target-frame-name="_top" xlink:show="replace"><text:span text:style-name="Lienhypertexte">http://localhost:5173</text:span></text:a></text:p>
      <text:p text:style-name="Normal"/>
      <text:p text:style-name="Normal">Le site web à des routes similaire à l’API, voici :<text:s/></text:p>
      <text:p text:style-name="P14">/authors/:id/edit</text:p>
      <text:p text:style-name="P15">/authors</text:p>
      <text:p text:style-name="P16">/authors/:id</text:p>
      <text:p text:style-name="Normal">/authors/create</text:p>
      <text:p text:style-name="P17"/>
      <text:p text:style-name="P18">/books</text:p>
      <text:p text:style-name="P19">/books/create</text:p>
      <text:p text:style-name="P20">/books/:id</text:p>
      <text:p text:style-name="P21">/books/:id/edit</text:p>
      <text:p text:style-name="P22">/books/categories/:id/</text:p>
      <text:p text:style-name="P23">/books/authors/:id/</text:p>
      <text:p text:style-name="P24">/categories</text:p>
      <text:p text:style-name="P25">/categories/:id</text:p>
      <text:p text:style-name="P26">/categories/create</text:p>
      <text:p text:style-name="P27">/categories/:id/edit</text:p>
      <text:p text:style-name="Normal">/categories/:id/delete</text:p>
      <text:p text:style-name="P28"/>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Rissian</meta:initial-creator>
    <dc:creator>Thomas Rissian</dc:creator>
    <meta:creation-date>2024-12-20T16:49:00Z</meta:creation-date>
    <dc:date>2024-12-20T17:21:00Z</dc:date>
    <meta:template xlink:href="Normal.dotm" xlink:type="simple"/>
    <meta:editing-cycles>16</meta:editing-cycles>
    <meta:editing-duration>PT1800S</meta:editing-duration>
    <meta:document-statistic meta:page-count="4" meta:paragraph-count="10" meta:word-count="808" meta:character-count="5245" meta:row-count="37" meta:non-whitespace-character-count="4447"/>
  </office:meta>
</office:document-meta>
</file>